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08e7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4" style:family="paragraph" style:parent-style-name="Table_20_Contents"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1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2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ddfbc49"/>
    </style:style>
    <style:style style:name="P73" style:family="paragraph" style:parent-style-name="Standard"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Standard">
      <style:text-properties officeooo:paragraph-rsid="0e8858a9"/>
    </style:style>
    <style:style style:name="P84" style:family="paragraph" style:parent-style-name="Footnote">
      <style:text-properties officeooo:paragraph-rsid="0e9381e6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Footnote">
      <style:text-properties officeooo:paragraph-rsid="0ead3525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 style:parent-style-name="Footnote">
      <style:text-properties officeooo:paragraph-rsid="0ef98af7"/>
    </style:style>
    <style:style style:name="P91" style:family="paragraph" style:parent-style-name="Footnote">
      <style:text-properties officeooo:paragraph-rsid="0f01ec83"/>
    </style:style>
    <style:style style:name="P92" style:family="paragraph" style:parent-style-name="Footnote">
      <style:text-properties officeooo:paragraph-rsid="0f05db4d"/>
    </style:style>
    <style:style style:name="P93" style:family="paragraph" style:parent-style-name="Standard">
      <style:text-properties officeooo:paragraph-rsid="0f1c472f"/>
    </style:style>
    <style:style style:name="P94" style:family="paragraph" style:parent-style-name="Standard">
      <style:text-properties officeooo:paragraph-rsid="0f28fb61"/>
    </style:style>
    <style:style style:name="P95" style:family="paragraph" style:parent-style-name="Standard">
      <style:text-properties officeooo:paragraph-rsid="0f34ee81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8" style:family="paragraph" style:parent-style-name="Standard">
      <style:text-properties officeooo:rsid="0f35fc9a" officeooo:paragraph-rsid="0f3d6513"/>
    </style:style>
    <style:style style:name="P99" style:family="paragraph" style:parent-style-name="Standard">
      <style:text-properties officeooo:paragraph-rsid="0f41fd77"/>
    </style:style>
    <style:style style:name="P100" style:family="paragraph" style:parent-style-name="Standard">
      <style:text-properties officeooo:paragraph-rsid="0f430ec2"/>
    </style:style>
    <style:style style:name="P101" style:family="paragraph" style:parent-style-name="Standard">
      <style:text-properties officeooo:paragraph-rsid="0f449ce3"/>
    </style:style>
    <style:style style:name="P102" style:family="paragraph" style:parent-style-name="Standard">
      <style:text-properties officeooo:paragraph-rsid="0f467e32"/>
    </style:style>
    <style:style style:name="P103" style:family="paragraph" style:parent-style-name="Standard">
      <style:text-properties officeooo:paragraph-rsid="0ef8a941"/>
    </style:style>
    <style:style style:name="P104" style:family="paragraph" style:parent-style-name="Standard">
      <style:text-properties officeooo:paragraph-rsid="0f4d8759"/>
    </style:style>
    <style:style style:name="P105" style:family="paragraph" style:parent-style-name="Standard">
      <style:text-properties officeooo:paragraph-rsid="0f4eeba0"/>
    </style:style>
    <style:style style:name="P106" style:family="paragraph" style:parent-style-name="Standard">
      <style:text-properties officeooo:paragraph-rsid="0f508e7d"/>
    </style:style>
    <style:style style:name="P10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>
      <style:text-properties officeooo:paragraph-rsid="0f53ff6e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e73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text-underline-style="none"/>
    </style:style>
    <style:style style:name="T228" style:family="text">
      <style:text-properties fo:color="#000000" loext:opacity="100%" style:text-line-through-style="none" style:text-line-through-type="none" style:text-underline-style="none" officeooo:rsid="01657261"/>
    </style:style>
    <style:style style:name="T229" style:family="text">
      <style:text-properties fo:color="#000000" loext:opacity="100%" style:text-line-through-style="none" style:text-line-through-type="none" style:text-underline-style="none" officeooo:rsid="0382ccb7"/>
    </style:style>
    <style:style style:name="T230" style:family="text">
      <style:text-properties fo:color="#000000" loext:opacity="100%" style:text-line-through-style="none" style:text-line-through-type="none" style:text-underline-style="none" officeooo:rsid="0f486fef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style:font-size-asian="12pt" style:font-size-complex="12pt"/>
    </style:style>
    <style:style style:name="T28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9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f508e7d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officeooo:rsid="047da547"/>
    </style:style>
    <style:style style:name="T35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5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8" style:family="text">
      <style:text-properties style:use-window-font-color="true" loext:opacity="0%" style:font-name="Liberation Sans" fo:font-size="12pt" style:font-size-asian="12pt" style:font-size-complex="12pt"/>
    </style:style>
    <style:style style:name="T369" style:family="text">
      <style:text-properties style:use-window-font-color="true" loext:opacity="0%" style:font-name="Liberation Sans" officeooo:rsid="0efd8e5c"/>
    </style:style>
    <style:style style:name="T370" style:family="text">
      <style:text-properties officeooo:rsid="04473353"/>
    </style:style>
    <style:style style:name="T37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4" style:family="text">
      <style:text-properties officeooo:rsid="0aace3cd"/>
    </style:style>
    <style:style style:name="T375" style:family="text">
      <style:text-properties fo:font-size="8pt" style:font-size-asian="8pt" style:font-size-complex="8pt" loext:padding="0.049cm" loext:border="0.31pt solid #000000"/>
    </style:style>
    <style:style style:name="T376" style:family="text">
      <style:text-properties officeooo:rsid="0e5635a7"/>
    </style:style>
    <style:style style:name="T377" style:family="text">
      <style:text-properties officeooo:rsid="0e56c5f4"/>
    </style:style>
    <style:style style:name="T378" style:family="text">
      <style:text-properties officeooo:rsid="0e80285f"/>
    </style:style>
    <style:style style:name="T379" style:family="text">
      <style:text-properties officeooo:rsid="0e838e2a"/>
    </style:style>
    <style:style style:name="T380" style:family="text">
      <style:text-properties officeooo:rsid="0e83c34e"/>
    </style:style>
    <style:style style:name="T38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fo:color="#808080" loext:opacity="100%" style:font-name="Liberation Sans" fo:font-size="12pt" style:font-size-asian="12pt" style:font-size-complex="12pt"/>
    </style:style>
    <style:style style:name="T39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9" style:family="text">
      <style:text-properties officeooo:rsid="0ee1abbb"/>
    </style:style>
    <style:style style:name="T4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3" style:family="text">
      <style:text-properties officeooo:rsid="0f0ca65a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officeooo:rsid="0f30ba38" style:font-weight-asian="bold" style:font-weight-complex="bold"/>
    </style:style>
    <style:style style:name="T406" style:family="text">
      <style:text-properties fo:font-weight="bold" officeooo:rsid="0f3c007b" style:font-weight-asian="bold" style:font-weight-complex="bold"/>
    </style:style>
    <style:style style:name="T407" style:family="text">
      <style:text-properties fo:font-weight="normal" officeooo:rsid="0f3d6513" style:font-weight-asian="normal" style:font-weight-complex="normal"/>
    </style:style>
    <style:style style:name="T408" style:family="text">
      <style:text-properties fo:font-weight="normal" officeooo:rsid="0fc0a9aa" style:font-weight-asian="normal" style:font-weight-complex="normal"/>
    </style:style>
    <style:style style:name="T409" style:family="text">
      <style:text-properties officeooo:rsid="01657261"/>
    </style:style>
    <style:style style:name="T410" style:family="text">
      <style:text-properties officeooo:rsid="0f508e7d"/>
    </style:style>
    <style:style style:name="T411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7"><text:span text:style-name="Strong_20_Emphasis"><text:span text:style-name="T252">C</text:span></text:span><text:span text:style-name="Strong_20_Emphasis"><text:span text:style-name="T251">hecklist voor </text:span></text:span><text:span text:style-name="Strong_20_Emphasis"><text:span text:style-name="T253">de installatie</text:span></text:span><text:span text:style-name="Strong_20_Emphasis"><text:span text:style-name="T251"> van </text:span></text:span><text:span text:style-name="Strong_20_Emphasis"><text:span text:style-name="T251"><text:user-field-get text:name="Distro">Ubuntu</text:user-field-get></text:span></text:span><text:span text:style-name="Strong_20_Emphasis"><text:span text:style-name="T251"><text:s/></text:span></text:span><text:span text:style-name="Strong_20_Emphasis"><text:span text:style-name="T259"><text:user-field-get text:name="Version">22.04</text:user-field-get></text:span></text:span><text:span text:style-name="Strong_20_Emphasis"><text:span text:style-name="T255"><text:s/></text:span></text:span><text:span text:style-name="Strong_20_Emphasis"><text:span text:style-name="T256">LTS</text:span></text:span><text:span text:style-name="Strong_20_Emphasis"><text:span text:style-name="T256"><text:note text:id="ftn1" text:note-class="footnote"><text:note-citation>1</text:note-citation><text:note-body><text:p text:style-name="P92"><text:span text:style-name="T291">LTS</text:span><text:span text:style-name="T299"> </text:span><text:span text:style-name="T300">staat voor</text:span><text:span text:style-name="T298"> </text:span><text:span text:style-name="T291">Long-Term Support, langetermijnondersteuning, </text:span><text:span text:style-name="T301">en </text:span><text:span text:style-name="T302">d</text:span><text:span text:style-name="T301">eze </text:span><text:span text:style-name="Strong_20_Emphasis"><text:span text:style-name="T308"><text:user-field-get text:name="Distro">Ubuntu</text:user-field-get></text:span></text:span><text:span text:style-name="T301"><text:s/></text:span><text:span text:style-name="T309"><text:user-field-get text:name="Version">22.04</text:user-field-get></text:span><text:span text:style-name="T309"><text:s/></text:span><text:span text:style-name="T301">LTS </text:span><text:span text:style-name="T303">(codenaam </text:span><text:span text:style-name="T306">J</text:span><text:span text:style-name="T400">ammy Jellyfish</text:span><text:span text:style-name="T303">) </text:span><text:span text:style-name="T300">van</text:span><text:span text:style-name="T297"> </text:span><text:span text:style-name="T295">april</text:span><text:span text:style-name="T293"> </text:span><text:span text:style-name="Strong_20_Emphasis"><text:span text:style-name="T176"><text:user-field-get style:data-style-name="N0" text:name="Releaseyear">2022</text:user-field-get></text:span></text:span><text:span text:style-name="T295"><text:s/></text:span><text:span text:style-name="T291">wordt </text:span><text:span text:style-name="T292">vijf</text:span><text:span text:style-name="T291"> jaar onder</text:span><text:span text:style-name="T307">steund</text:span><text:span text:style-name="T296"> </text:span><text:span text:style-name="T291">tot </text:span><text:span text:style-name="T295">april</text:span><text:span text:style-name="T290"> </text:span><text:span text:style-name="T291">202</text:span><text:span text:style-name="T295">7</text:span><text:span text:style-name="T294">.</text:span></text:p></text:note-body></text:note></text:span></text:span><text:span text:style-name="Strong_20_Emphasis"><text:span text:style-name="T257"> </text:span></text:span><text:span text:style-name="Strong_20_Emphasis"><text:span text:style-name="T258"><text:user-field-get text:name="Edition">desktop</text:user-field-get></text:span></text:span><text:span text:style-name="Strong_20_Emphasis"><text:span text:style-name="T254">.</text:span></text:span></text:p>
      <text:p text:style-name="P12"/>
      <text:p text:style-name="P78"><text:span text:style-name="T39">Kijk op</text:span><text:span text:style-name="T251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51"> </text:span><text:span text:style-name="T345">voor</text:span><text:span text:style-name="T346"> </text:span><text:span text:style-name="T347">deze en andere </text:span><text:span text:style-name="T348">Linux documenten</text:span><text:span text:style-name="T63">, scripts, </text:span><text:span text:style-name="T64">en informatie</text:span><text:span text:style-name="T63">.</text:span></text:p>
      <text:p text:style-name="P13"/>
      <text:p text:style-name="P50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76">tekst</text:span></text:span><text:span text:style-name="T32">- en</text:span><text:span text:style-name="Strong_20_Emphasis"><text:span text:style-name="T75"> </text:span></text:span><text:span text:style-name="Strong_20_Emphasis"><text:span text:style-name="T124"><draw:control text:anchor-type="as-char" draw:z-index="20" draw:name="Vorm3_ 1" draw:style-name="gr1" draw:text-style-name="P114" svg:width="0.35cm" svg:height="0.35cm" draw:control="control21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403">ONDERSTREEPTE</text:span></text:span><text:span text:style-name="T1"> </text:span><text:span text:style-name="T17">woorden</text:span><text:span text:style-name="T16"> het</text:span><text:span text:style-name="Strong_20_Emphasis"><text:span text:style-name="T326"> </text:span></text:span><text:span text:style-name="Strong_20_Emphasis"><text:span text:style-name="T327">tekstvak</text:span></text:span><text:span text:style-name="T17"> </text:span><text:span text:style-name="T22">in,</text:span><text:span text:style-name="T17"> </text:span><text:span text:style-name="T349">zie </text:span><text:span text:style-name="T369">[</text:span><text:span text:style-name="T349">toelichting</text:span><text:span text:style-name="T369">]</text:span><text:span text:style-name="T17">:</text:span></text:p>
      <text:p text:style-name="P2"><text:span text:style-name="Definition"><text:span text:style-name="T26">GEBRUIKER</text:span></text:span><text:span text:style-name="T354"><text:tab/><text:tab/></text:span><text:span text:style-name="T368"> <text:tab/><text:tab/></text:span><text:span text:style-name="T355"><draw:control text:anchor-type="as-char" svg:y="-0.429cm" draw:z-index="8" draw:name="Gebruiker" draw:style-name="gr2" draw:text-style-name="P115" svg:width="6.002cm" svg:height="0.6cm" draw:control="control9"><svg:title>Gebruiker</svg:title><svg:desc>Volledige naam, bijv. Jan Stek</svg:desc></draw:control></text:span><text:span text:style-name="T355"><text:tab/></text:span><text:span text:style-name="T356">[</text:span><text:span text:style-name="T352">volledige naam, bijv. </text:span><text:span text:style-name="T353">J</text:span><text:span text:style-name="T366">a</text:span><text:span text:style-name="T353">n </text:span><text:span text:style-name="T366">Jansen</text:span><text:span text:style-name="T367">]</text:span></text:p>
      <text:p text:style-name="P93"><text:span text:style-name="Definition"><text:span text:style-name="T351">g</text:span></text:span><text:span text:style-name="Definition">ebruikersnaam</text:span><text:span text:style-name="T350"><text:tab/></text:span><text:span text:style-name="T350"><draw:control text:anchor-type="as-char" svg:y="-0.429cm" draw:z-index="19" draw:name="Gberuikersnaam 2" draw:style-name="gr2" draw:text-style-name="P115" svg:width="6.002cm" svg:height="0.6cm" draw:control="control20"><svg:title>Gebruikersnaam</svg:title><svg:desc>Korte naam, bijv. jan</svg:desc></draw:control></text:span><text:span text:style-name="T350"><text:tab/></text:span><text:span text:style-name="T9">[</text:span><text:span text:style-name="T8">korte naam, bijv. </text:span><text:span text:style-name="T265">j</text:span><text:span text:style-name="T266">a</text:span><text:span text:style-name="T265">n</text:span><text:span text:style-name="T267">]</text:span></text:p>
      <text:p text:style-name="P7"><text:span text:style-name="Definition">COMPUTERNAAM</text:span><text:span text:style-name="T357"><text:tab/><text:tab/></text:span><draw:control text:anchor-type="as-char" svg:y="-0.429cm" draw:z-index="9" draw:name="Computernaam" draw:style-name="gr2" draw:text-style-name="P115" svg:width="6.002cm" svg:height="0.6cm" draw:control="control10"><svg:title>Computernaam</svg:title><svg:desc>Unieke naam van de computer</svg:desc></draw:control><text:tab/><text:span text:style-name="T363">[</text:span><text:span text:style-name="T359">naam van de compute</text:span><text:span text:style-name="T360">r, </text:span><text:span text:style-name="T361">bijv. </text:span><text:span text:style-name="T362">pc02</text:span><text:span text:style-name="T363">]</text:span></text:p>
      <text:p text:style-name="P1"><text:span text:style-name="Definition">OPSTARTMEnU</text:span><text:span text:style-name="T355"><text:tab/><text:tab/><text:tab/></text:span><text:span text:style-name="T355"><draw:control text:anchor-type="as-char" svg:y="-0.429cm" draw:z-index="10" draw:name="Opstartmenu" draw:style-name="gr2" draw:text-style-name="P115" svg:width="6.002cm" svg:height="0.6cm" draw:control="control11"><svg:title>Opstartmenu</svg:title><svg:desc>Toets voor het opstartmenu ("bootmenu")</svg:desc></draw:control></text:span><text:span text:style-name="T355"><text:tab/></text:span><text:span text:style-name="T363">[</text:span><text:span text:style-name="T359">to</text:span><text:span text:style-name="T364">ets voor het opstartmedium</text:span><text:span text:style-name="T365">]</text:span></text:p>
      <text:p text:style-name="P6"><text:span text:style-name="Definition"><text:span text:style-name="T358">INSTELLINGE</text:span></text:span><text:span text:style-name="Definition">N</text:span><text:span text:style-name="T358"> <text:tab/><text:tab/><text:tab/></text:span><text:span text:style-name="T358"><draw:control text:anchor-type="as-char" svg:y="-0.429cm" draw:z-index="7" draw:name="Instellingen" draw:style-name="gr2" draw:text-style-name="P115" svg:width="6.002cm" svg:height="0.6cm" draw:control="control8"><svg:title>Instellingen</svg:title><svg:desc>Toets voor het BIOS/UEFI-scherm ("setup")</svg:desc></draw:control></text:span><text:span text:style-name="T358"><text:tab/></text:span><text:span text:style-name="T363">[</text:span><text:span text:style-name="T359">toets voor het UEFI-BIOS-scherm</text:span><text:span text:style-name="T363">]</text:span></text:p>
      <text:p text:style-name="P3"><text:span text:style-name="Definition"><text:span text:style-name="T389">GEBRUIKER2</text:span></text:span><text:span text:style-name="T394"><text:tab/></text:span><text:span text:style-name="T396"> <text:tab/><text:tab/></text:span><text:span text:style-name="T381"><draw:control text:anchor-type="as-char" svg:y="-0.429cm" draw:z-index="15" draw:name="Gebruiker 1" draw:style-name="gr2" draw:text-style-name="P115" svg:width="6.002cm" svg:height="0.6cm" draw:control="control16"><svg:title>Gebruiker</svg:title><svg:desc>Volledige naam, bijv. Jan Stek</svg:desc></draw:control></text:span><text:span text:style-name="T381"><text:tab/></text:span><text:span text:style-name="T382">[</text:span><text:span text:style-name="T383">volledige naam </text:span><text:span text:style-name="T384">evt. 2</text:span><text:span text:style-name="T397">e</text:span><text:span text:style-name="T384"> gebruiker</text:span><text:span text:style-name="T385">]</text:span></text:p>
      <text:p text:style-name="P79"><text:span text:style-name="Definition"><text:span text:style-name="T389">GEBRUIKERSN</text:span></text:span><text:span text:style-name="Definition"><text:span text:style-name="T390">aa</text:span></text:span><text:span text:style-name="Definition"><text:span text:style-name="T389">M2</text:span></text:span><text:span text:style-name="Definition"><text:span text:style-name="T395"><text:tab/></text:span></text:span><text:span text:style-name="T386"><draw:control text:anchor-type="as-char" svg:y="-0.429cm" draw:z-index="16" draw:name="Gberuikersnaam 1" draw:style-name="gr2" draw:text-style-name="P115" svg:width="6.002cm" svg:height="0.6cm" draw:control="control17"><svg:title>Gebruikersnaam</svg:title><svg:desc>Korte naam, bijv. jan</svg:desc></draw:control></text:span><text:span text:style-name="T386"><text:tab/></text:span><text:span text:style-name="T388">[</text:span><text:span text:style-name="T387">korte naam</text:span><text:span text:style-name="T391"> </text:span><text:span text:style-name="T392">evt. 2</text:span><text:span text:style-name="T398">e</text:span><text:span text:style-name="T392"> gebruiker</text:span><text:span text:style-name="T393">]</text:span></text:p>
      <text:p text:style-name="P8"><text:span text:style-name="T268">Vervang </text:span><text:span text:style-name="T275">de</text:span><text:span text:style-name="T268"> </text:span><text:span text:style-name="Definition"><text:span text:style-name="T27">ONDERSTREEPTE</text:span></text:span><text:span text:style-name="T268"> </text:span><text:span text:style-name="T269">woorden </text:span><text:span text:style-name="T268">in deze checklist door </text:span><text:span text:style-name="T275">d</text:span><text:span text:style-name="T276">i</text:span><text:span text:style-name="T275">e </text:span><text:span text:style-name="T274">in </text:span><text:span text:style-name="T276">het</text:span><text:span text:style-name="Strong_20_Emphasis"><text:span text:style-name="T93"> </text:span></text:span><text:span text:style-name="Strong_20_Emphasis"><text:span text:style-name="T117">tekstvak</text:span></text:span><text:span text:style-name="T268">.</text:span></text:p>
      <text:p text:style-name="P5"/>
      <text:p text:style-name="P5"/>
      <text:p text:style-name="P4"><text:span text:style-name="T280">Nog niet op Linux?</text:span><text:span text:style-name="T270"><text:tab/></text:span><text:span text:style-name="T277"><text:tab/></text:span><text:span text:style-name="T278">G</text:span><text:span text:style-name="T271">ebruik </text:span><text:span text:style-name="Strong_20_Emphasis"><text:span text:style-name="T281">Checklist migratie</text:span></text:span><text:span text:style-name="T27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72"> onder </text:span><text:span text:style-name="T279">Linux</text:span><text:span text:style-name="T273">.</text:span></text:p>
      <text:p text:style-name="P49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35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31"/>
      <text:p text:style-name="P31"/>
      <text:list xml:id="list3594053579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3"><text:span text:style-name="Strong_20_Emphasis"><text:span text:style-name="T73"><text:s/></text:span></text:span><text:span text:style-name="Strong_20_Emphasis"><text:span text:style-name="T123"><draw:control text:anchor-type="as-char" draw:z-index="13" draw:name="Vorm3_0" draw:style-name="gr1" draw:text-style-name="P11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5"><text:span text:style-name="User_20_Entry"><text:span text:style-name="T175">E</text:span></text:span><text:span text:style-name="User_20_Entry"><text:span text:style-name="T220">v</text:span></text:span><text:span text:style-name="User_20_Entry"><text:span text:style-name="T221">en</text:span></text:span><text:span text:style-name="User_20_Entry"><text:span text:style-name="T223">t</text:span></text:span><text:span text:style-name="User_20_Entry"><text:span text:style-name="T224">uele </text:span></text:span><text:span text:style-name="User_20_Entry"><text:span text:style-name="T225">extra </text:span></text:span><text:span text:style-name="Definition"><text:span text:style-name="T401">gebruiker</text:span></text:span><text:span text:style-name="User_20_Entry"><text:span text:style-name="T209">s</text:span></text:span><text:span text:style-name="User_20_Entry"><text:span text:style-name="T225"> aanmelden </text:span></text:span><text:span text:style-name="User_20_Entry"><text:span text:style-name="T226">en dezelfde stappen uitvoeren</text:span></text:span><text:span text:style-name="User_20_Entry"><text:span text:style-name="T222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0" draw:name="Vorm4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7"><text:span text:style-name="T379">Debian-</text:span><text:span text:style-name="T380">p</text:span>akket kz plaatst documenten en scripts van Karel Zimmer <text:span text:style-name="T378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19">D</text:span></text:span><text:span text:style-name="Strong_20_Emphasis"><text:span text:style-name="T93">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7"><text:note text:id="ftn4" text:note-class="footnote"><text:note-citation>4</text:note-citation><text:note-body><text:p text:style-name="P91"><text:span text:style-name="T234">D</text:span>e <text:span text:style-name="T375">Super</text:span>-toets <text:span text:style-name="T304">is de Windows-toets, Command-toets </text:span><text:span text:style-name="T305">(Apple)</text:span><text:span text:style-name="T304">, of Vergrootglas-toets </text:span><text:span text:style-name="T305">(Chromebook)</text:span><text:span text:style-name="T304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62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8"><text:s/></text:span></text:span><text:span text:style-name="Strong_20_Emphasis"><text:span text:style-name="Strong_20_Emphasis"><text:span text:style-name="T126"><draw:control text:anchor-type="as-char" draw:z-index="1" draw:name="Vorm6" draw:style-name="gr1" draw:text-style-name="P11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8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19">D</text:span></text:span><text:span text:style-name="Strong_20_Emphasis"><text:span text:style-name="T88">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9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7">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63">1</text:span></text:span><text:span text:style-name="Strong_20_Emphasis"><text:span text:style-name="T164"> </text:span></text:span><text:span text:style-name="Strong_20_Emphasis"><text:span text:style-name="T165">In</text:span></text:span><text:span text:style-name="Strong_20_Emphasis"><text:span text:style-name="T152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6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6"/>
      <text:list xml:id="list165045313340682" text:continue-numbering="true" text:style-name="L1">
        <text:list-item>
          <text:p text:style-name="P111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284">Start de computer op vanaf </text:span><text:span text:style-name="T288">een </text:span><text:span text:style-name="Strong_20_Emphasis"><text:span text:style-name="T263"><text:user-field-get text:name="Distro">Ubuntu</text:user-field-get></text:span></text:span><text:span text:style-name="T283"><text:s/></text:span><text:span text:style-name="T264"><text:user-field-get text:name="Version">22.04</text:user-field-get></text:span><text:span text:style-name="T171"><text:s/>Live</text:span><text:span text:style-name="T171"><text:note text:id="ftn5" text:note-class="footnote"><text:note-citation>1</text:note-citation><text:note-body><text:p text:style-name="P90"><text:span text:style-name="T370">Vanaf ee</text:span>n Live <text:span text:style-name="T399">usb</text:span><text:span text:style-name="T374">-stick </text:span><text:span text:style-name="T376">(</text:span><text:span text:style-name="T374">of </text:span><text:span text:style-name="T377">dvd</text:span><text:span text:style-name="T376">)</text:span><text:span text:style-name="T24"> </text:span>kunt <text:span text:style-name="T370">u opstarten en</text:span> <text:span text:style-name="T18">met </text:span><text:span text:style-name="Strong_20_Emphasis"><text:span text:style-name="T308"><text:user-field-get text:name="Distro">Ubuntu</text:user-field-get></text:span></text:span><text:span text:style-name="Strong_20_Emphasis"><text:span text:style-name="T308"><text:s/></text:span></text:span>werken zonder deze te installeren.</text:p></text:note-body></text:note></text:span><text:span text:style-name="T171"> </text:span><text:span text:style-name="T172">usb</text:span><text:span text:style-name="T173">-stick</text:span><text:span text:style-name="T173"><text:note text:id="ftn6" text:note-class="footnote"><text:note-citation>2</text:note-citation><text:note-body><text:p text:style-name="P85"><text:span text:style-name="Strong_20_Emphasis"><text:span text:style-name="T177">Download </text:span></text:span><text:span text:style-name="Strong_20_Emphasis"><text:span text:style-name="T178">een </text:span></text:span><text:span text:style-name="Strong_20_Emphasis"><text:span text:style-name="T179">cd</text:span></text:span><text:span text:style-name="Strong_20_Emphasis"><text:span text:style-name="T205">-beeldbestand</text:span></text:span><text:span text:style-name="Strong_20_Emphasis"><text:span text:style-name="T180"> </text:span></text:span><text:span text:style-name="Strong_20_Emphasis"><text:span text:style-name="T181">(.iso) </text:span></text:span><text:span text:style-name="Strong_20_Emphasis"><text:span text:style-name="T180">vanaf </text:span></text:span><text:a xlink:type="simple" xlink:href="https://nl.releases.ubuntu.com/" text:style-name="Internet_20_link" text:visited-style-name="Visited_20_Internet_20_Link"><text:span text:style-name="Strong_20_Emphasis"><text:span text:style-name="T372">nl.releases.ubuntu.com</text:span></text:span></text:a><text:span text:style-name="Strong_20_Emphasis"><text:span text:style-name="T180">, </text:span></text:span><text:span text:style-name="Strong_20_Emphasis"><text:span text:style-name="T182">klik op</text:span></text:span><text:span text:style-name="Strong_20_Emphasis"><text:span text:style-name="T183"> </text:span></text:span><text:span text:style-name="Strong_20_Emphasis"><text:span text:style-name="T211">Ubuntu 2</text:span></text:span><text:span text:style-name="Strong_20_Emphasis"><text:span text:style-name="T212">2</text:span></text:span><text:span text:style-name="Strong_20_Emphasis"><text:span text:style-name="T211">.04 LTS (Jammy Jellyfish)</text:span></text:span><text:span text:style-name="Strong_20_Emphasis"><text:span text:style-name="T183">, </text:span></text:span><text:span text:style-name="Strong_20_Emphasis"><text:span text:style-name="T184">en </text:span></text:span><text:span text:style-name="Strong_20_Emphasis"><text:span text:style-name="T182">klik </text:span></text:span><text:span text:style-name="Strong_20_Emphasis"><text:span text:style-name="T184">vervolgens </text:span></text:span><text:span text:style-name="Strong_20_Emphasis"><text:span text:style-name="T185">achter</text:span></text:span><text:span text:style-name="Strong_20_Emphasis"><text:span text:style-name="T184"> </text:span></text:span><text:span text:style-name="Strong_20_Emphasis"><text:span text:style-name="T213">Desktop image</text:span></text:span><text:span text:style-name="Strong_20_Emphasis"><text:span text:style-name="T184"> </text:span></text:span><text:span text:style-name="Strong_20_Emphasis"><text:span text:style-name="T185">op </text:span></text:span><text:span text:style-name="Strong_20_Emphasis"><text:span text:style-name="T210">64-bit PC (AMD64) desktop image</text:span></text:span><text:span text:style-name="Strong_20_Emphasis"><text:span text:style-name="T208">.</text:span></text:span><text:span text:style-name="Strong_20_Emphasis"><text:span text:style-name="T184"><text:line-break/></text:span></text:span><text:span text:style-name="Strong_20_Emphasis"><text:span text:style-name="T182">P</text:span></text:span><text:span text:style-name="Strong_20_Emphasis"><text:span text:style-name="T177">laats </text:span></text:span><text:span text:style-name="Strong_20_Emphasis"><text:span text:style-name="T178">een </text:span></text:span><text:span text:style-name="Strong_20_Emphasis"><text:span text:style-name="T179">usb</text:span></text:span><text:span text:style-name="Strong_20_Emphasis"><text:span text:style-name="T178">-stick </text:span></text:span><text:span text:style-name="Strong_20_Emphasis"><text:span text:style-name="T206">va</text:span></text:span><text:span text:style-name="Strong_20_Emphasis"><text:span text:style-name="T186">n </text:span></text:span><text:span text:style-name="Strong_20_Emphasis"><text:span text:style-name="T187">min</text:span></text:span><text:span text:style-name="Strong_20_Emphasis"><text:span text:style-name="T188">imaal</text:span></text:span><text:span text:style-name="Strong_20_Emphasis"><text:span text:style-name="T187"> </text:span></text:span><text:span text:style-name="Strong_20_Emphasis"><text:span text:style-name="T189">4</text:span></text:span><text:span text:style-name="Strong_20_Emphasis"><text:span text:style-name="T187"> GB. <text:line-break/></text:span></text:span><text:span text:style-name="Strong_20_Emphasis"><text:span text:style-name="T207">Zoek</text:span></text:span><text:span text:style-name="Strong_20_Emphasis"><text:span text:style-name="T187"> </text:span></text:span><text:span text:style-name="Strong_20_Emphasis"><text:span text:style-name="T214">s</text:span></text:span><text:span text:style-name="Strong_20_Emphasis"><text:span text:style-name="T215">ch</text:span></text:span><text:span text:style-name="Strong_20_Emphasis"><text:span text:style-name="T187"> en klik op het pictogram van</text:span></text:span><text:span text:style-name="Strong_20_Emphasis"><text:span text:style-name="T190"> </text:span></text:span><text:span text:style-name="Strong_20_Emphasis"><text:span text:style-name="T217">Schijven</text:span></text:span><text:span text:style-name="Strong_20_Emphasis"><text:span text:style-name="T191">. Selecteer de </text:span></text:span><text:span text:style-name="Strong_20_Emphasis"><text:span text:style-name="T192">usb</text:span></text:span><text:span text:style-name="Strong_20_Emphasis"><text:span text:style-name="T191">-stick in de lijst van schijven aan de linkerkant en klik rechtsboven op </text:span></text:span><text:span text:style-name="Strong_20_Emphasis"><text:span text:style-name="T216">Schijfinstellingen</text:span></text:span><text:span text:style-name="Strong_20_Emphasis"><text:span text:style-name="T191"> </text:span></text:span><text:span text:style-name="Strong_20_Emphasis"><text:span text:style-name="T216">⋮</text:span></text:span><text:span text:style-name="Strong_20_Emphasis"><text:span text:style-name="T191"> (icoontje met de drie puntjes).</text:span></text:span></text:p><text:p text:style-name="P81"><text:span text:style-name="Strong_20_Emphasis"><text:span text:style-name="T191"><text:tab/>Kies </text:span></text:span><text:span text:style-name="Strong_20_Emphasis"><text:span text:style-name="T216">Schijfkopie terugzetten</text:span></text:span><text:span text:style-name="Strong_20_Emphasis"><text:span text:style-name="T191"> en selecteer </text:span></text:span><text:span text:style-name="Strong_20_Emphasis"><text:span text:style-name="T193">het net</text:span></text:span><text:span text:style-name="Strong_20_Emphasis"><text:span text:style-name="T194"> gedownloade </text:span></text:span><text:span text:style-name="Strong_20_Emphasis"><text:span text:style-name="T195">cd</text:span></text:span><text:span text:style-name="T19">-beeldbestand </text:span><text:span text:style-name="T20">(.iso)</text:span><text:span text:style-name="Strong_20_Emphasis"><text:span text:style-name="T194">.</text:span></text:span></text:p><text:p text:style-name="P84"><text:span text:style-name="Strong_20_Emphasis"><text:span text:style-name="T191"><text:tab/>Klik op </text:span></text:span><text:span text:style-name="Strong_20_Emphasis"><text:span text:style-name="T216">Terugzetten starten</text:span></text:span><text:span text:style-name="Strong_20_Emphasis"><text:span text:style-name="T191"> en vervolgens op </text:span></text:span><text:span text:style-name="Strong_20_Emphasis"><text:span text:style-name="T216">Terugzetten</text:span></text:span><text:span text:style-name="Strong_20_Emphasis"><text:span text:style-name="T196">.<text:line-break/></text:span></text:span><text:span text:style-name="Strong_20_Emphasis"><text:span text:style-name="T197">O</text:span></text:span><text:span text:style-name="Strong_20_Emphasis"><text:span text:style-name="T178">f </text:span></text:span><text:span text:style-name="Strong_20_Emphasis"><text:span text:style-name="T198">gebruik </text:span></text:span><text:span text:style-name="Strong_20_Emphasis"><text:span text:style-name="T199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199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373">etcher.io</text:span></text:span></text:a><text:span text:style-name="Strong_20_Emphasis"><text:span text:style-name="T200">) </text:span></text:span><text:span text:style-name="Strong_20_Emphasis"><text:span text:style-name="T201">dat </text:span></text:span><text:span text:style-name="Strong_20_Emphasis"><text:span text:style-name="T178">beschikbaar </text:span></text:span><text:span text:style-name="Strong_20_Emphasis"><text:span text:style-name="T201">is </text:span></text:span><text:span text:style-name="Strong_20_Emphasis"><text:span text:style-name="T178">voor </text:span></text:span><text:span text:style-name="Strong_20_Emphasis"><text:span text:style-name="T191">Windows, </text:span></text:span><text:span text:style-name="Strong_20_Emphasis"><text:span text:style-name="T202">mac</text:span></text:span><text:span text:style-name="Strong_20_Emphasis"><text:span text:style-name="T203">OS</text:span></text:span><text:span text:style-name="Strong_20_Emphasis"><text:span text:style-name="T199">, </text:span></text:span><text:span text:style-name="Strong_20_Emphasis"><text:span text:style-name="T200">en </text:span></text:span><text:span text:style-name="Strong_20_Emphasis"><text:span text:style-name="T199">Linux</text:span></text:span><text:span text:style-name="Strong_20_Emphasis"><text:span text:style-name="T204">.</text:span></text:span></text:p></text:note-body></text:note></text:span><text:span text:style-name="T171"> </text:span><text:span text:style-name="T174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8"><text:span text:style-name="T228">Opstart/</text:span><text:span text:style-name="T229">bootmenu</text:span><text:span text:style-name="T228"> </text:span><text:span text:style-name="T227">via </text:span><text:span text:style-name="Definition"><text:span text:style-name="T409">opstartmenu</text:span></text:span><text:span text:style-name="T227"> </text:span><text:span text:style-name="T230">en</text:span><text:span text:style-name="T227"> </text:span><text:span text:style-name="T228">instellingen/</text:span><text:span text:style-name="T229">setup</text:span><text:span text:style-name="T227"> via </text:span><text:span text:style-name="Definition"><text:span text:style-name="T6">instellingen</text:span>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69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69">(</text:span></text:span><text:span text:style-name="Strong_20_Emphasis"><text:span text:style-name="T150">Try or Install Ubuntu</text:span></text:span><text:span text:style-name="Strong_20_Emphasis"><text:span text:style-name="T68"> </text:span></text:span><text:span text:style-name="Strong_20_Emphasis"><text:span text:style-name="T69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2"><text:span text:style-name="T285">Kies</text:span><text:span text:style-name="T286"> </text:span><text:span text:style-name="T289">Nederlands</text:span><text:span text:style-name="T286"> en klik</text:span><text:span text:style-name="T287"> </text:span><text:span text:style-name="T286">op</text:span><text:span text:style-name="T285"> </text:span><text:span text:style-name="T282">Ubuntu installeren</text:span><text:span text:style-name="T285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26"><text:span text:style-name="Strong_20_Emphasis"><text:span text:style-name="T65">V</text:span></text:span><text:span text:style-name="Strong_20_Emphasis"><text:span text:style-name="T61">olg de aanwijzingen </text:span></text:span><text:span text:style-name="Strong_20_Emphasis"><text:span text:style-name="T66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11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13"><text:span text:style-name="Strong_20_Emphasis"><text:span text:style-name="T72">Als het scherm </text:span></text:span><text:span text:style-name="Strong_20_Emphasis"><text:span text:style-name="T157">Draadloos</text:span></text:span><text:span text:style-name="Strong_20_Emphasis"><text:span text:style-name="T72"> verschijnt</text:span></text:span><text:span text:style-name="Strong_20_Emphasis"><text:span text:style-name="T43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106"><text:span text:style-name="Strong_20_Emphasis"><text:span text:style-name="T70">K</text:span></text:span><text:span text:style-name="Strong_20_Emphasis"><text:span text:style-name="T45">ies</text:span></text:span><text:span text:style-name="Strong_20_Emphasis"><text:span text:style-name="T44"> </text:span></text:span><text:span text:style-name="Strong_20_Emphasis"><text:span text:style-name="T67">het</text:span></text:span><text:span text:style-name="Strong_20_Emphasis"><text:span text:style-name="T45"> draadloos netwerk, maak </text:span></text:span><text:span text:style-name="Strong_20_Emphasis"><text:span text:style-name="T39">verbinding, </text:span></text:span><text:span text:style-name="Strong_20_Emphasis"><text:span text:style-name="T46">en klik</text:span></text:span><text:span text:style-name="Strong_20_Emphasis"><text:span text:style-name="T39"> </text:span></text:span><text:span text:style-name="Strong_20_Emphasis"><text:span text:style-name="T47">op </text:span></text:span><text:span text:style-name="Strong_20_Emphasis"><text:span text:style-name="T153">Verd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8"><draw:control text:anchor-type="as-char" draw:z-index="3" draw:name="Vorm16" draw:style-name="gr1" draw:text-style-name="P114" svg:width="0.35cm" svg:height="0.35cm" draw:control="control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8">Installatietype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6"><text:span text:style-name="Strong_20_Emphasis"><text:span text:style-name="T137">S</text:span></text:span><text:span text:style-name="Strong_20_Emphasis"><text:span text:style-name="T130">electeer</text:span></text:span><text:span text:style-name="Strong_20_Emphasis"><text:span text:style-name="T131"> </text:span></text:span><text:span text:style-name="Strong_20_Emphasis"><text:span text:style-name="T311">het gewenste </text:span></text:span><text:span text:style-name="Strong_20_Emphasis"><text:span text:style-name="T329">Installatie type</text:span></text:span><text:span text:style-name="Strong_20_Emphasis"><text:span text:style-name="T31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77"><text:span text:style-name="Strong_20_Emphasis"><text:span text:style-name="T312">K</text:span></text:span><text:span text:style-name="Strong_20_Emphasis"><text:span text:style-name="T50">lik </text:span></text:span><text:span text:style-name="Strong_20_Emphasis"><text:span text:style-name="T51">op</text:span></text:span><text:span text:style-name="Strong_20_Emphasis"><text:span text:style-name="T50"> </text:span></text:span><text:span text:style-name="Strong_20_Emphasis"><text:span text:style-name="T155">I</text:span></text:span><text:span text:style-name="Strong_20_Emphasis"><text:span text:style-name="T156">nstalle</text:span></text:span><text:span text:style-name="Strong_20_Emphasis"><text:span text:style-name="T155">e</text:span></text:span><text:span text:style-name="Strong_20_Emphasis"><text:span text:style-name="T156">r </text:span></text:span><text:span text:style-name="Strong_20_Emphasis"><text:span text:style-name="T155">nu</text:span></text:span><text:span text:style-name="Strong_20_Emphasis"><text:span text:style-name="T50">, </text:span></text:span><text:span text:style-name="Strong_20_Emphasis"><text:span text:style-name="T62">of klik op </text:span></text:span><text:span text:style-name="Strong_20_Emphasis"><text:span text:style-name="T149">Verder</text:span></text:span><text:span text:style-name="Strong_20_Emphasis"><text:span text:style-name="T62"> en </text:span></text:span><text:span text:style-name="Strong_20_Emphasis"><text:span text:style-name="T128">c</text:span></text:span><text:span text:style-name="Strong_20_Emphasis"><text:span text:style-name="T52">ontroleer de </text:span></text:span><text:span text:style-name="Strong_20_Emphasis"><text:span text:style-name="T53">voorgestelde </text:span></text:span><text:span text:style-name="Strong_20_Emphasis"><text:span text:style-name="T52">schijfindelin</text:span></text:span><text:span text:style-name="Strong_20_Emphasis"><text:span text:style-name="T54">g,</text:span></text:span><text:span text:style-name="Strong_20_Emphasis"><text:span text:style-name="T52"> </text:span></text:span><text:span text:style-name="Strong_20_Emphasis"><text:span text:style-name="T55">kies de gewenste schijf, </text:span></text:span><text:span text:style-name="Strong_20_Emphasis"><text:span text:style-name="T54">en </text:span></text:span><text:span text:style-name="Strong_20_Emphasis"><text:span text:style-name="T134">k</text:span></text:span><text:span text:style-name="Strong_20_Emphasis"><text:span text:style-name="T135">lik op </text:span></text:span><text:span text:style-name="Strong_20_Emphasis"><text:span text:style-name="T155">I</text:span></text:span><text:span text:style-name="Strong_20_Emphasis"><text:span text:style-name="T156">nstalle</text:span></text:span><text:span text:style-name="Strong_20_Emphasis"><text:span text:style-name="T155">e</text:span></text:span><text:span text:style-name="Strong_20_Emphasis"><text:span text:style-name="T156">r </text:span></text:span><text:span text:style-name="Strong_20_Emphasis"><text:span text:style-name="T155">nu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55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8">Wilt u deze aanpassingen wegschrijven naar de schijven? </text:span></text:span><text:span text:style-name="Strong_20_Emphasis"><text:span text:style-name="T56">controleer de </text:span></text:span><text:span text:style-name="Strong_20_Emphasis"><text:span text:style-name="T57">partities</text:span></text:span><text:span text:style-name="Strong_20_Emphasis"><text:span text:style-name="T56"> </text:span></text:span><text:span text:style-name="Strong_20_Emphasis"><text:span text:style-name="T58">die </text:span></text:span><text:span text:style-name="Strong_20_Emphasis"><text:span text:style-name="T59">geformatteerd</text:span></text:span><text:span text:style-name="Strong_20_Emphasis"><text:span text:style-name="T58"> worden </text:span></text:span><text:span text:style-name="Strong_20_Emphasis"><text:span text:style-name="T56">en </text:span></text:span><text:span text:style-name="Strong_20_Emphasis"><text:span text:style-name="T48">klik </text:span></text:span><text:span text:style-name="Strong_20_Emphasis"><text:span text:style-name="T50">op </text:span></text:span><text:span text:style-name="Strong_20_Emphasis"><text:span text:style-name="T154">Verd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8"><draw:control text:anchor-type="as-char" draw:z-index="4" draw:name="Vorm19" draw:style-name="gr1" draw:text-style-name="P114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13">O</text:span></text:span><text:span text:style-name="Strong_20_Emphasis"><text:span text:style-name="T314">p </text:span></text:span><text:span text:style-name="Strong_20_Emphasis"><text:span text:style-name="T315">het </text:span></text:span><text:span text:style-name="Strong_20_Emphasis"><text:span text:style-name="T316">scherm </text:span></text:span><text:span text:style-name="Strong_20_Emphasis"><text:span text:style-name="T330">Waar bevindt u zich?</text:span></text:span><text:span text:style-name="Strong_20_Emphasis"><text:span text:style-name="T31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1"><text:span text:style-name="Strong_20_Emphasis"><text:span text:style-name="T322">C</text:span></text:span><text:span text:style-name="Strong_20_Emphasis"><text:span text:style-name="T317">ontroleer </text:span></text:span><text:span text:style-name="Strong_20_Emphasis"><text:span text:style-name="T318">de </text:span></text:span><text:span text:style-name="Strong_20_Emphasis"><text:span text:style-name="T317">locatie en </text:span></text:span><text:span text:style-name="Strong_20_Emphasis"><text:span text:style-name="T313">klik </text:span></text:span><text:span text:style-name="Strong_20_Emphasis"><text:span text:style-name="T316">op </text:span></text:span><text:span text:style-name="Strong_20_Emphasis"><text:span text:style-name="T330">Verder</text:span></text:span><text:span text:style-name="Strong_20_Emphasis"><text:span text:style-name="T31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31">Op </text:span><text:span text:style-name="T332">het </text:span><text:span text:style-name="T330">scherm </text:span><text:span text:style-name="Strong_20_Emphasis"><text:span text:style-name="T330">Wie bent u?</text:span></text:span><text:span text:style-name="T330">: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1"><text:span text:style-name="T337">V</text:span><text:span text:style-name="T331">ul </text:span><text:span text:style-name="T333">in </text:span><text:span text:style-name="Strong_20_Emphasis"><text:span text:style-name="T334">Uw n</text:span></text:span><text:span text:style-name="Strong_20_Emphasis"><text:span text:style-name="T335">aam</text:span></text:span><text:span text:style-name="Strong_20_Emphasis"><text:span text:style-name="T319"> </text:span></text:span><text:span text:style-name="Definition"><text:span text:style-name="T4">gebruiker</text:span></text:span><text:span text:style-name="Strong_20_Emphasis"><text:span text:style-name="T320">, <text:line-break/></text:span></text:span><text:span text:style-name="Strong_20_Emphasis"><text:span text:style-name="T335">Naam </text:span></text:span><text:span text:style-name="Strong_20_Emphasis"><text:span text:style-name="T334">van uw </text:span></text:span><text:span text:style-name="Strong_20_Emphasis"><text:span text:style-name="T336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9">,<text:line-break/></text:span></text:span><text:span text:style-name="Strong_20_Emphasis"><text:span text:style-name="T334">Kies een g</text:span></text:span><text:span text:style-name="Strong_20_Emphasis"><text:span text:style-name="T336">ebruikersnaam</text:span></text:span><text:span text:style-name="Strong_20_Emphasis"><text:span text:style-name="T319"> </text:span></text:span><text:span text:style-name="Definition"><text:span text:style-name="T4">gebruikersnaam</text:span></text:span><text:span text:style-name="Strong_20_Emphasis"><text:span text:style-name="T319">,<text:line-break/></text:span></text:span><text:span text:style-name="Strong_20_Emphasis"><text:span text:style-name="T321">g</text:span></text:span><text:span text:style-name="Strong_20_Emphasis"><text:span text:style-name="T310">eef tweemaal een </text:span></text:span><text:span text:style-name="Strong_20_Emphasis"><text:span text:style-name="T328">wachtwoord</text:span></text:span><text:span text:style-name="Strong_20_Emphasis"><text:span text:style-name="T310">,</text:span></text:span><text:span text:style-name="Strong_20_Emphasis"><text:span text:style-name="T323"> </text:span></text:span><text:span text:style-name="Strong_20_Emphasis"><text:span text:style-name="T324">en</text:span></text:span><text:span text:style-name="Strong_20_Emphasis"><text:span text:style-name="T323"> </text:span></text:span><text:span text:style-name="Strong_20_Emphasis"><text:span text:style-name="T325">k</text:span></text:span><text:span text:style-name="Strong_20_Emphasis"><text:span text:style-name="T310">lik op </text:span></text:span><text:span text:style-name="Strong_20_Emphasis"><text:span text:style-name="T328">Verder</text:span></text:span><text:span text:style-name="Strong_20_Emphasis"><text:span text:style-name="T310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3"><text:s/></text:span></text:span><text:span text:style-name="Strong_20_Emphasis"><text:span text:style-name="T78"><draw:control text:anchor-type="as-char" draw:z-index="22" draw:name="Vorm 3" draw:style-name="gr1" draw:text-style-name="P114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10">Op het scherm <text:span text:style-name="T404">Installatie voltooid</text:span> <text:span text:style-name="T411">k</text:span>lik op <text:span text:style-name="T405">Nu he</text:span><text:span text:style-name="T404">rstarten</text:span>.</text:p>
          </table:table-cell>
        </table:table-row>
      </table:table>
      <text:p text:style-name="P53"><text:span text:style-name="Strong_20_Emphasis"><text:span text:style-name="T132"/></text:span></text:p>
      <text:list xml:id="list165045880884360" text:continue-numbering="true" text:style-name="L1">
        <text:list-item>
          <text:p text:style-name="P108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56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78"><text:s/></text:span></text:span><text:span text:style-name="Strong_20_Emphasis"><text:span text:style-name="T126"><draw:control text:anchor-type="as-char" draw:z-index="5" draw:name="Vorm24" draw:style-name="gr1" draw:text-style-name="P11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60">Aanmelden als </text:span></text:span><text:span text:style-name="Definition"><text:span text:style-name="T11">gebruik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9"><text:span text:style-name="Strong_20_Emphasis"><text:span text:style-name="T133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77"><text:s/></text:span></text:span><text:span text:style-name="Strong_20_Emphasis"><text:span text:style-name="T125"><draw:control text:anchor-type="as-char" draw:z-index="21" draw:name="Vorm 2" draw:style-name="gr1" draw:text-style-name="P11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65">V</text:span></text:span><text:span text:style-name="Strong_20_Emphasis"><text:span text:style-name="T61">olg de aanwijzingen </text:span></text:span><text:span text:style-name="Strong_20_Emphasis"><text:span text:style-name="T66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11" draw:name="Vorm4_1" draw:style-name="gr1" draw:text-style-name="P11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82"><text:span text:style-name="T379">Debian-p</text:span>akket kz plaatst documenten en scripts van Karel Zimmer <text:span text:style-name="T378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20">D</text:span></text:span><text:span text:style-name="Strong_20_Emphasis"><text:span text:style-name="T102">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51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5"><text:span text:style-name="T5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8"><text:s/></text:span></text:span><text:span text:style-name="Strong_20_Emphasis"><text:span text:style-name="T126"><draw:control text:anchor-type="as-char" draw:z-index="6" draw:name="Vorm37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20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6">3</text:span></text:span><text:span text:style-name="Strong_20_Emphasis"><text:span text:style-name="T138"> </text:span></text:span><text:span text:style-name="Strong_20_Emphasis"><text:span text:style-name="T167">Installatie</text:span></text:span><text:span text:style-name="Strong_20_Emphasis"><text:span text:style-name="T168"> </text:span></text:span><text:span text:style-name="Strong_20_Emphasis"><text:span text:style-name="T169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7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78"><text:s/></text:span></text:span><text:span text:style-name="Strong_20_Emphasis"><text:span text:style-name="T126"><draw:control text:anchor-type="as-char" draw:z-index="23" draw:name="Vorm 4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407">De </text:span><text:span text:style-name="T408">computer</text:span><text:span text:style-name="T407"> </text:span><text:span text:style-name="T404">Herstart</text:span><text:span text:style-name="T406">en</text:span>.</text:p>
          </table:table-cell>
        </table:table-row>
      </table:table>
      <text:p text:style-name="P56"><text:span text:style-name="Strong_20_Emphasis"><text:span text:style-name="T60"><text:tab/></text:span></text:span></text:p>
      <text:p text:style-name="P57"><text:span text:style-name="Strong_20_Emphasis"><text:span text:style-name="T99"/></text:span></text:p>
      <text:p text:style-name="P58"><text:span text:style-name="Strong_20_Emphasis"><text:span text:style-name="T86"/></text:span></text:p>
      <text:list xml:id="list165046014697094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78"><text:s/></text:span></text:span><text:span text:style-name="Strong_20_Emphasis"><text:span text:style-name="T126"><draw:control text:anchor-type="as-char" draw:z-index="12" draw:name="Vorm40_0" draw:style-name="gr1" draw:text-style-name="P114" svg:width="0.35cm" svg:height="0.35cm" draw:control="control13"/></text:span></text:span></text:p>
          </table:table-cell>
          <table:table-cell table:style-name="Tabel2.A1" office:value-type="string">
            <text:p text:style-name="P25"><text:span text:style-name="Strong_20_Emphasis"><text:span text:style-name="T60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6"><text:span text:style-name="User_20_Entry"><text:span text:style-name="T231">E</text:span></text:span><text:span text:style-name="User_20_Entry"><text:span text:style-name="T233">ventuele extra </text:span></text:span><text:span text:style-name="Definition"><text:span text:style-name="T402">gebruiker</text:span></text:span><text:span text:style-name="User_20_Entry"><text:span text:style-name="T232">s</text:span></text:span><text:span text:style-name="User_20_Entry"><text:span text:style-name="T233"> aanmelden en dezelfde stappen uitvoeren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78"><text:s/></text:span></text:span><text:span text:style-name="Strong_20_Emphasis"><text:span text:style-name="T126"><draw:control text:anchor-type="as-char" draw:z-index="14" draw:name="Vorm40_2" draw:style-name="gr1" draw:text-style-name="P114" svg:width="0.35cm" svg:height="0.35cm" draw:control="control15"/></text:span></text:span></text:p>
          </table:table-cell>
          <table:table-cell table:style-name="Tabel2.A1" office:value-type="string">
            <text:p text:style-name="P24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Strong_20_Emphasis"><text:span text:style-name="T122">gebruiker</text:span></text:span><text:span text:style-name="Strong_20_Emphasis"><text:span text:style-name="T112"> </text:span></text:span><text:span text:style-name="Strong_20_Emphasis"><text:span text:style-name="T11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30"><text:span text:style-name="Strong_20_Emphasis"><text:span text:style-name="T121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 text:id="ftn10" text:note-class="footnote"><text:note-citation>2</text:note-citation><text:note-body><text:p text:style-name="P52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28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6">4 </text:span></text:span><text:span text:style-name="Strong_20_Emphasis"><text:span text:style-name="T142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8">Verder</text:span></text:span><text:span text:style-name="Strong_20_Emphasis"><text:span text:style-name="T11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74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47"><text:span text:style-name="Strong_20_Emphasis"><text:span text:style-name="T77"><text:s/></text:span></text:span><text:span text:style-name="Strong_20_Emphasis"><text:span text:style-name="T125"><draw:control text:anchor-type="as-char" draw:z-index="24" draw:name="Vorm 5" draw:style-name="gr1" draw:text-style-name="P114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407">De gebruiker </text:span><text:span text:style-name="T404">Afmelden</text:span>.</text:p>
          </table:table-cell>
        </table:table-row>
      </table:table>
      <text:p text:style-name="P23"><text:span text:style-name="Strong_20_Emphasis"><text:span text:style-name="T115"/></text:span></text:p>
      <text:p text:style-name="P43"/>
      <text:p text:style-name="P43"/>
      <text:p text:style-name="P45"><text:span text:style-name="T242">E</text:span><text:span text:style-name="T243">inde c</text:span><text:span text:style-name="T244">hecklist, </text:span><text:span text:style-name="T245">d</text:span><text:span text:style-name="T244">e installatie van </text:span><text:span text:style-name="Strong_20_Emphasis"><text:span text:style-name="T261"><text:user-field-get text:name="Distro">Ubuntu</text:user-field-get></text:span></text:span><text:span text:style-name="T246"><text:s/></text:span><text:span text:style-name="T247"><text:user-field-get text:name="Version">22.04</text:user-field-get></text:span><text:span text:style-name="Strong_20_Emphasis"><text:span text:style-name="T262"><text:s/></text:span></text:span><text:span text:style-name="Strong_20_Emphasis"><text:span text:style-name="T260">LTS</text:span></text:span><text:span text:style-name="T36"> </text:span><text:span text:style-name="Strong_20_Emphasis"><text:span text:style-name="T170"><text:user-field-get text:name="Edition">desktop</text:user-field-get></text:span></text:span><text:span text:style-name="Strong_20_Emphasis"><text:span text:style-name="T170"><text:s/></text:span></text:span><text:span text:style-name="T244">is voltooid.</text:span></text:p>
      <text:p text:style-name="P20"/>
      <text:p text:style-name="P9"><text:span text:style-name="Emphasis"><text:span text:style-name="T341">Geschreven </text:span></text:span><text:span text:style-name="Emphasis"><text:span text:style-name="T344">in</text:span></text:span><text:span text:style-name="Emphasis"><text:span text:style-name="T338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39"><text:s/></text:span></text:span><text:span text:style-name="Emphasis"><text:span text:style-name="T340">d</text:span></text:span><text:span text:style-name="Emphasis"><text:span text:style-name="T34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2">Karel Zimmer</text:span></text:span></text:a><text:span text:style-name="Emphasis"><text:span text:style-name="T34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3">Creative Commons Publiek Domein Verklaring</text:span></text:span></text:a><text:span text:style-name="Emphasis"><text:span text:style-name="T34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1T16:50:43.683490692">21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6:50:26.483346657</dc:date>
    <meta:keyword>Installatie</meta:keyword>
    <meta:keyword>Checklist</meta:keyword>
    <meta:keyword>Linux</meta:keyword>
    <meta:editing-cycles>6669</meta:editing-cycles>
    <meta:editing-duration>P11DT19H28M1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8" meta:word-count="744" meta:character-count="5112" meta:non-whitespace-character-count="4406"/>
    <meta:user-defined meta:name="Info 1"/>
    <meta:user-defined meta:name="Info 2"/>
    <meta:user-defined meta:name="Info 3"/>
    <meta:user-defined meta:name="Info 4"/>
  </office:meta>
</office:document-meta>
</file>